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Introduction to Classes – Rectangle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36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sing-a-pre-defined-class"/>Using a Pre-Defined Class<text:bookmark-end text:name="using-a-pre-defined-class"/></text:h>
      <text:p text:style-name="First_20_paragraph">This lab will guide you in your first manipulation of a programmer-defined class. We will use the example shown in lecture. The last part is challenging; therefore, we will give a possible solution to it in the next class, but make sure you try to solve it by yourself beforehand.</text:p>
      <text:h text:style-name="Heading_20_2" text:outline-level="2"><text:bookmark-start text:name="manipulating-two-.cs-files-at-a-time"/>Manipulating Two <text:span text:style-name="OperatorTok">.</text:span><text:span text:style-name="FunctionTok">cs</text:span> Files at a Time<text:bookmark-end text:name="manipulating-two-.cs-files-at-a-time"/></text:h>
      <text:list text:style-name="L1">
        <text:list-item>
          <text:p text:style-name="P1">Download the Rectangle project, extract it, and open it with VS. Note that in the “Solution Explorer”, there are two <text:span text:style-name="NormalTok">cs</text:span> files listed: <text:span text:style-name="NormalTok">Program</text:span><text:span text:style-name="OperatorTok">.</text:span><text:span text:style-name="FunctionTok">cs</text:span> and <text:span text:style-name="NormalTok">Rectangle</text:span><text:span text:style-name="OperatorTok">.</text:span><text:span text:style-name="FunctionTok">cs</text:span>.</text:p>
        </text:list-item>
        <text:list-item>
          <text:p text:style-name="P1">In the Solution Explorer, double-click on <text:span text:style-name="NormalTok">Rectangle</text:span><text:span text:style-name="OperatorTok">.</text:span><text:span text:style-name="FunctionTok">cs</text:span> and note how close it is to what was presented during the lecture.</text:p>
        </text:list-item>
        <text:list-item>
          <text:p text:style-name="P1">In the Solution Explorer, double-click on <text:span text:style-name="NormalTok">Program</text:span><text:span text:style-name="OperatorTok">.</text:span><text:span text:style-name="FunctionTok">cs</text:span> and observe it.</text:p>
        </text:list-item>
        <text:list-item>
          <text:p text:style-name="P1">Compile and execute the code.</text:p>
        </text:list-item>
        <text:list-item>
          <text:p text:style-name="P1">Now, do the following:</text:p>
        </text:list-item>
      </text:list>
      <text:list text:style-name="L2">
        <text:list-item>
          <text:p text:style-name="P2">Introduce a syntactical error in <text:span text:style-name="NormalTok">Program</text:span><text:span text:style-name="OperatorTok">.</text:span><text:span text:style-name="FunctionTok">cs</text:span> (e.g., remove a <text:span text:style-name="OperatorTok">;</text:span>), and try to build the solution: what do you observe? Restore the program to its previous state, using CTRL + z to “undo” your operation.</text:p>
        </text:list-item>
        <text:list-item>
          <text:p text:style-name="P2">Introduce a syntactical error in <text:span text:style-name="NormalTok">Rectangle</text:span><text:span text:style-name="OperatorTok">.</text:span><text:span text:style-name="FunctionTok">cs</text:span> (e.g., remove a <text:span text:style-name="OperatorTok">;</text:span>), and try to build the solution: what do you observe? Undo the modification using CTRL + z.</text:p>
        </text:list-item>
        <text:list-item>
          <text:p text:style-name="P2">Add <text:span text:style-name="NormalTok">length </text:span><text:span text:style-name="OperatorTok">=</text:span><text:span text:style-name="NormalTok"><text:s text:c="1"/></text:span><text:span text:style-name="DecValTok">12</text:span><text:span text:style-name="OperatorTok">;</text:span> in the main method of <text:span text:style-name="NormalTok">Program</text:span><text:span text:style-name="OperatorTok">.</text:span><text:span text:style-name="FunctionTok">cs</text:span> and try to build the solution: what do you observe? Undo the modification using CTRL + z.</text:p>
        </text:list-item>
      </text:list>
      <text:h text:style-name="Heading_20_2" text:outline-level="2"><text:bookmark-start text:name="enriching-program.cs"/>Enriching <text:span text:style-name="NormalTok">Program</text:span><text:span text:style-name="OperatorTok">.</text:span><text:span text:style-name="FunctionTok">cs</text:span><text:bookmark-end text:name="enriching-program.cs"/></text:h>
      <text:p text:style-name="First_20_paragraph">Edit the <text:span text:style-name="NormalTok">Main</text:span> method of <text:span text:style-name="NormalTok">Program</text:span><text:span text:style-name="OperatorTok">.</text:span><text:span text:style-name="FunctionTok">cs</text:span> by adding at its end statements that perform the following:</text:p>
      <text:list text:style-name="L3">
        <text:list-item>
          <text:p text:style-name="P3">Create a second <text:span text:style-name="NormalTok">Rectangle</text:span> object and set its length and width to 3.</text:p>
        </text:list-item>
        <text:list-item>
          <text:p text:style-name="P3">Create a third <text:span text:style-name="NormalTok">Rectangle</text:span> object and ask the user to specify its length and width. Display the area of this rectangle on the screen.</text:p>
        </text:list-item>
        <text:list-item>
          <text:p text:style-name="P3">Create a fourth <text:span text:style-name="NormalTok">Rectangle</text:span> object, do not specify its length or width, and display them on the screen. What do you observe?</text:p>
        </text:list-item>
      </text:list>
      <text:p text:style-name="First_20_paragraph">In the last part, you may notice that the length and the width of the newly created object were assigned default values. To know more about this, refer to <text:a xlink:type="simple" xlink:href="https://docs.microsoft.com/en-us/dotnet/csharp/language-reference/keywords/default-values-table" office:name=""><text:span text:style-name="Definition">https://docs.microsoft.com/en-us/dotnet/csharp/language-reference/keywords/default-values-table</text:span></text:a>.</text:p>
      <text:h text:style-name="Heading_20_2" text:outline-level="2"><text:bookmark-start text:name="editing-rectangle.cs"/>Editing <text:span text:style-name="NormalTok">Rectangle</text:span><text:span text:style-name="OperatorTok">.</text:span><text:span text:style-name="FunctionTok">cs</text:span><text:bookmark-end text:name="editing-rectangle.cs"/></text:h>
      <text:p text:style-name="First_20_paragraph">Edit <text:span text:style-name="NormalTok">Rectangle</text:span><text:span text:style-name="OperatorTok">.</text:span><text:span text:style-name="FunctionTok">cs</text:span>:</text:p>
      <text:list text:style-name="L4">
        <text:list-item>
          <text:p text:style-name="P4">Rename every instance of <text:span text:style-name="NormalTok">lengthParameter</text:span> to <text:span text:style-name="NormalTok">lengthP</text:span> in the <text:span text:style-name="NormalTok">SetLength</text:span> method (that is, replace the two occurrences). You can use the <text:a xlink:type="simple" xlink:href="https://docs.microsoft.com/en-us/visualstudio/ide/reference/rename?view=vs-2019" office:name=""><text:span text:style-name="Definition">symbol refactoring</text:span></text:a> feature of C# to do so. Compile and run your program. What do you observe?</text:p>
        </text:list-item>
        <text:list-item>
          <text:p text:style-name="P4">Some people use the convention of prefixing instance variables with <text:span text:style-name="NormalTok">_</text:span> (the underscore character), <text:span text:style-name="NormalTok">m</text:span> (for “member”), or even <text:span text:style-name="NormalTok">m_</text:span>. You can always find someone furiously advocating for one particular convention, but the truth is that if you’re not forced to use one (for example, by the rules of a software company you work for), you should pick whichever suits you best. Still, just to use it at least once, rename every instance of <text:span text:style-name="NormalTok">width</text:span> into <text:span text:style-name="NormalTok">m_width</text:span> and see how it feels. Compile and run your program. What do you observe? Either undo this modification or rename <text:span text:style-name="NormalTok">length</text:span> into <text:span text:style-name="NormalTok">m_length</text:span> (you have to be consistent!).</text:p>
        </text:list-item>
        <text:list-item>
          <text:p text:style-name="P4">Change the name of one of the accessor methods in <text:span text:style-name="NormalTok">Rectangle</text:span><text:span text:style-name="OperatorTok">.</text:span><text:span text:style-name="FunctionTok">cs</text:span> without changing it in <text:span text:style-name="NormalTok">Program</text:span><text:span text:style-name="OperatorTok">.</text:span><text:span text:style-name="FunctionTok">cs</text:span>. Compile and run your program. What do you observe? Undo your modification.</text:p>
        </text:list-item>
      </text:list>
      <text:h text:style-name="Heading_20_2" text:outline-level="2"><text:bookmark-start text:name="enriching-rectangle.cs"/>Enriching <text:span text:style-name="NormalTok">Rectangle</text:span><text:span text:style-name="OperatorTok">.</text:span><text:span text:style-name="FunctionTok">cs</text:span><text:bookmark-end text:name="enriching-rectangle.cs"/></text:h>
      <text:p text:style-name="First_20_paragraph">Taking inspiration from the <text:span text:style-name="FunctionTok">ComputeArea</text:span><text:span text:style-name="OperatorTok">()</text:span> method, write three new methods:</text:p>
      <text:list text:style-name="L5">
        <text:list-item>
          <text:p text:style-name="P5">A method that returns the perimeter of the calling object.</text:p>
        </text:list-item>
        <text:list-item>
          <text:p text:style-name="P5">A method that doubles the length and the width of the calling object.</text:p>
        </text:list-item>
        <text:list-item>
          <text:p text:style-name="P5">A method that swaps the length and the width of the calling object.</text:p>
        </text:list-item>
      </text:list>
      <text:p text:style-name="First_20_paragraph">For each method: pick a (valid) name, think about the return type and the parameters, and write the body of the method carefully. After compliation succeeds, call that method in <text:span text:style-name="NormalTok">Program</text:span><text:span text:style-name="OperatorTok">.</text:span><text:span text:style-name="FunctionTok">cs</text:span> and see if it has the expected behavior.</text:p>
      <text:p text:style-name="Text_20_body">This is more challenging than the rest of the lab, so if you are unable to finish this part during the lab session, don’t worry; we will review a possible solution in the next lectur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troduction to Classes – Rectangle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5:36:50Z</meta:creation-date>
    <dc:date>2021-05-27T05:36:50Z</dc:date>
    <meta:user-defined meta:name="date" meta:value-type="string">May  27, 2021 (05:36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